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F0000022767552455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7e0fc" officeooo:paragraph-rsid="0057e0fc"/>
    </style:style>
    <style:style style:name="P16" style:family="paragraph" style:parent-style-name="Standard">
      <style:text-properties style:font-name="Liberation Serif1" fo:language="it" fo:country="IT" officeooo:rsid="005f51c8" officeooo:paragraph-rsid="0061ff0c"/>
    </style:style>
    <style:style style:name="P17" style:family="paragraph" style:parent-style-name="Standard">
      <style:text-properties style:font-name="Liberation Serif1" fo:language="it" fo:country="IT" officeooo:rsid="00669f79" officeooo:paragraph-rsid="00669f79"/>
    </style:style>
    <style:style style:name="P18" style:family="paragraph" style:parent-style-name="Standard">
      <style:text-properties style:font-name="Liberation Serif1" fo:language="it" fo:country="IT" officeooo:rsid="0072e5a2" officeooo:paragraph-rsid="0072e5a2"/>
    </style:style>
    <style:style style:name="P19" style:family="paragraph" style:parent-style-name="Standard">
      <style:text-properties style:font-name="Liberation Serif1" fo:language="it" fo:country="IT" officeooo:rsid="004989f1" officeooo:paragraph-rsid="004989f1"/>
    </style:style>
    <style:style style:name="P20" style:family="paragraph" style:parent-style-name="Standard">
      <style:text-properties style:font-name="Liberation Serif1" fo:language="it" fo:country="IT" officeooo:rsid="00c914da" officeooo:paragraph-rsid="00c914da"/>
    </style:style>
    <style:style style:name="P21" style:family="paragraph" style:parent-style-name="Standard">
      <style:text-properties style:font-name="Liberation Serif1" fo:language="it" fo:country="IT" officeooo:rsid="00caeda9" officeooo:paragraph-rsid="00caeda9"/>
    </style:style>
    <style:style style:name="P22" style:family="paragraph" style:parent-style-name="Standard">
      <style:text-properties style:font-name="Liberation Serif1" fo:language="it" fo:country="IT" officeooo:rsid="00cb5566" officeooo:paragraph-rsid="00cb5566"/>
    </style:style>
    <style:style style:name="P23" style:family="paragraph" style:parent-style-name="Standard">
      <style:text-properties style:font-name="Liberation Serif1" fo:language="it" fo:country="IT" officeooo:rsid="00cc8e01" officeooo:paragraph-rsid="00cc8e01"/>
    </style:style>
    <style:style style:name="P24" style:family="paragraph" style:parent-style-name="Standard">
      <style:text-properties style:font-name="Liberation Serif1" fo:language="it" fo:country="IT" officeooo:rsid="00cf34ab" officeooo:paragraph-rsid="00cf34ab"/>
    </style:style>
    <style:style style:name="P25" style:family="paragraph" style:parent-style-name="Standard">
      <style:text-properties style:font-name="Liberation Serif1" fo:language="it" fo:country="IT" officeooo:rsid="00d431e0" officeooo:paragraph-rsid="00d431e0"/>
    </style:style>
    <style:style style:name="P26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7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officeooo:rsid="01118c25" officeooo:paragraph-rsid="01118c25"/>
    </style:style>
    <style:style style:name="P30" style:family="paragraph" style:parent-style-name="Standard">
      <style:text-properties style:font-name="Liberation Serif1" fo:language="it" fo:country="IT" officeooo:rsid="011de338" officeooo:paragraph-rsid="011de338"/>
    </style:style>
    <style:style style:name="P31" style:family="paragraph" style:parent-style-name="Standard">
      <style:text-properties style:font-name="Liberation Serif1" fo:language="it" fo:country="IT" officeooo:rsid="011e494c" officeooo:paragraph-rsid="011de338"/>
    </style:style>
    <style:style style:name="P32" style:family="paragraph" style:parent-style-name="Standard">
      <style:text-properties style:font-name="Liberation Serif1" fo:language="it" fo:country="IT" officeooo:rsid="012a39b9" officeooo:paragraph-rsid="012a39b9"/>
    </style:style>
    <style:style style:name="P33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38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45" style:family="paragraph" style:parent-style-name="Table_20_Contents">
      <style:text-properties style:font-name="Liberation Serif1"/>
    </style:style>
    <style:style style:name="P46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47" style:family="paragraph" style:parent-style-name="Table_20_Contents">
      <style:text-properties style:font-name="Liberation Serif1" officeooo:rsid="00a64ded" officeooo:paragraph-rsid="00a64ded"/>
    </style:style>
    <style:style style:name="P48" style:family="paragraph" style:parent-style-name="Table_20_Contents">
      <style:text-properties style:font-name="Liberation Serif1" officeooo:rsid="00a70a1f" officeooo:paragraph-rsid="00a70a1f"/>
    </style:style>
    <style:style style:name="P49" style:family="paragraph" style:parent-style-name="Table_20_Contents">
      <style:text-properties style:font-name="Liberation Serif1" officeooo:rsid="00a7ef44" officeooo:paragraph-rsid="00a7ef44"/>
    </style:style>
    <style:style style:name="P50" style:family="paragraph" style:parent-style-name="Table_20_Contents">
      <style:text-properties style:font-name="Liberation Serif1" officeooo:rsid="00a93856" officeooo:paragraph-rsid="00a93856"/>
    </style:style>
    <style:style style:name="P51" style:family="paragraph" style:parent-style-name="Table_20_Contents">
      <style:text-properties style:font-name="Liberation Serif1" officeooo:rsid="00a97010" officeooo:paragraph-rsid="00a97010"/>
    </style:style>
    <style:style style:name="P52" style:family="paragraph" style:parent-style-name="Table_20_Contents">
      <style:text-properties style:font-name="Liberation Serif1" officeooo:rsid="00aaae52" officeooo:paragraph-rsid="00aaae52"/>
    </style:style>
    <style:style style:name="P53" style:family="paragraph" style:parent-style-name="Table_20_Contents">
      <style:text-properties style:font-name="Liberation Serif1" officeooo:rsid="00aacfdb" officeooo:paragraph-rsid="00aacfdb"/>
    </style:style>
    <style:style style:name="P54" style:family="paragraph" style:parent-style-name="Table_20_Contents">
      <style:text-properties style:font-name="Liberation Serif1" officeooo:rsid="00accd00" officeooo:paragraph-rsid="00accd00"/>
    </style:style>
    <style:style style:name="P55" style:family="paragraph" style:parent-style-name="Table_20_Contents">
      <style:text-properties style:font-name="Liberation Serif1" officeooo:rsid="00b31a31" officeooo:paragraph-rsid="00b31a31"/>
    </style:style>
    <style:style style:name="P56" style:family="paragraph" style:parent-style-name="Table_20_Contents">
      <style:text-properties style:font-name="Liberation Serif1" officeooo:rsid="00b69a00" officeooo:paragraph-rsid="00b69a00"/>
    </style:style>
    <style:style style:name="P57" style:family="paragraph" style:parent-style-name="Table_20_Contents">
      <style:text-properties style:font-name="Liberation Serif1" officeooo:rsid="00b8823f" officeooo:paragraph-rsid="00b8823f"/>
    </style:style>
    <style:style style:name="P58" style:family="paragraph" style:parent-style-name="Table_20_Contents">
      <style:text-properties style:font-name="Liberation Serif1" officeooo:rsid="00b9d9f9" officeooo:paragraph-rsid="00b9d9f9"/>
    </style:style>
    <style:style style:name="P59" style:family="paragraph" style:parent-style-name="Table_20_Contents">
      <style:text-properties style:font-name="Liberation Serif1" officeooo:rsid="00bbdb91" officeooo:paragraph-rsid="00bbdb91"/>
    </style:style>
    <style:style style:name="P60" style:family="paragraph" style:parent-style-name="Table_20_Contents">
      <style:text-properties style:font-name="Liberation Serif1" officeooo:rsid="00bc8acd" officeooo:paragraph-rsid="00bc8acd"/>
    </style:style>
    <style:style style:name="P61" style:family="paragraph" style:parent-style-name="Table_20_Contents">
      <style:text-properties style:font-name="Liberation Serif1" officeooo:rsid="00d55178" officeooo:paragraph-rsid="00d55178"/>
    </style:style>
    <style:style style:name="P62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2b27a" officeooo:paragraph-rsid="0022b2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Standard">
      <style:text-properties style:font-name="Liberation Serif1" fo:language="it" fo:country="IT" officeooo:rsid="01310ad4" officeooo:paragraph-rsid="009e326c"/>
    </style:style>
    <style:style style:name="P73" style:family="paragraph" style:parent-style-name="Standard">
      <style:text-properties style:font-name="Liberation Serif1" fo:language="it" fo:country="IT" officeooo:rsid="01310ad4" officeooo:paragraph-rsid="01310ad4"/>
    </style:style>
    <style:style style:name="P74" style:family="paragraph" style:parent-style-name="Standard">
      <style:text-properties style:font-name="Liberation Serif1" fo:language="it" fo:country="IT" officeooo:rsid="011de338" officeooo:paragraph-rsid="01118c25"/>
    </style:style>
    <style:style style:name="P75" style:family="paragraph" style:parent-style-name="Standard">
      <style:text-properties style:font-name="Liberation Serif1" fo:language="it" fo:country="IT" officeooo:rsid="011de338" officeooo:paragraph-rsid="011de338"/>
    </style:style>
    <style:style style:name="P76" style:family="paragraph" style:parent-style-name="Standard">
      <style:text-properties style:font-name="Liberation Serif1" fo:language="it" fo:country="IT" officeooo:rsid="013340fc" officeooo:paragraph-rsid="013340fc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cc3c08" style:font-weight-asian="normal" style:font-weight-complex="normal"/>
    </style:style>
    <style:style style:name="T45" style:family="text">
      <style:text-properties fo:font-weight="normal" officeooo:rsid="00ccf621" style:font-weight-asian="normal" style:font-weight-complex="normal"/>
    </style:style>
    <style:style style:name="T46" style:family="text">
      <style:text-properties fo:font-weight="normal" officeooo:rsid="00cd5d2a" style:font-weight-asian="normal" style:font-weight-complex="normal"/>
    </style:style>
    <style:style style:name="T47" style:family="text">
      <style:text-properties fo:font-weight="normal" officeooo:rsid="00d4bfd6" style:font-weight-asian="normal" style:font-weight-complex="normal"/>
    </style:style>
    <style:style style:name="T48" style:family="text">
      <style:text-properties fo:font-weight="normal" officeooo:rsid="00d90d8f" style:font-weight-asian="normal" style:font-weight-complex="normal"/>
    </style:style>
    <style:style style:name="T49" style:family="text">
      <style:text-properties fo:font-weight="normal" officeooo:rsid="01019b06" style:font-weight-asian="normal" style:font-weight-complex="normal"/>
    </style:style>
    <style:style style:name="T50" style:family="text">
      <style:text-properties fo:font-weight="normal" officeooo:rsid="01168e1e" style:font-weight-asian="normal" style:font-weight-complex="normal"/>
    </style:style>
    <style:style style:name="T51" style:family="text">
      <style:text-properties fo:font-weight="normal" officeooo:rsid="0117f2f1" style:font-weight-asian="normal" style:font-weight-complex="normal"/>
    </style:style>
    <style:style style:name="T52" style:family="text">
      <style:text-properties fo:font-weight="normal" officeooo:rsid="01326799" style:font-weight-asian="normal" style:font-weight-complex="normal"/>
    </style:style>
    <style:style style:name="T53" style:family="text">
      <style:text-properties fo:font-weight="normal" officeooo:rsid="013340fc" style:font-weight-asian="normal" style:font-weight-complex="normal"/>
    </style:style>
    <style:style style:name="T54" style:family="text">
      <style:text-properties fo:font-weight="normal" officeooo:rsid="01341f2b" style:font-weight-asian="normal" style:font-weight-complex="normal"/>
    </style:style>
    <style:style style:name="T55" style:family="text">
      <style:text-properties officeooo:rsid="00d431e0"/>
    </style:style>
    <style:style style:name="T56" style:family="text">
      <style:text-properties officeooo:rsid="00d4bfd6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c62852" style:font-style-asian="italic" style:font-style-complex="italic"/>
    </style:style>
    <style:style style:name="T59" style:family="text">
      <style:text-properties fo:font-style="italic" officeooo:rsid="00dd4680" style:font-style-asian="italic" style:font-style-complex="italic"/>
    </style:style>
    <style:style style:name="T60" style:family="text">
      <style:text-properties fo:font-style="italic" officeooo:rsid="00dd6355" style:font-style-asian="italic" style:font-style-complex="italic"/>
    </style:style>
    <style:style style:name="T61" style:family="text">
      <style:text-properties officeooo:rsid="00d94524"/>
    </style:style>
    <style:style style:name="T62" style:family="text">
      <style:text-properties officeooo:rsid="00d9c5d7"/>
    </style:style>
    <style:style style:name="T63" style:family="text">
      <style:text-properties officeooo:rsid="00d9ec9d"/>
    </style:style>
    <style:style style:name="T64" style:family="text">
      <style:text-properties officeooo:rsid="00de06d5"/>
    </style:style>
    <style:style style:name="T65" style:family="text">
      <style:text-properties officeooo:rsid="00e2ab5a"/>
    </style:style>
    <style:style style:name="T66" style:family="text">
      <style:text-properties officeooo:rsid="00e36345"/>
    </style:style>
    <style:style style:name="T67" style:family="text">
      <style:text-properties officeooo:rsid="00e8f51c"/>
    </style:style>
    <style:style style:name="T68" style:family="text">
      <style:text-properties officeooo:rsid="00ea035b"/>
    </style:style>
    <style:style style:name="T69" style:family="text">
      <style:text-properties officeooo:rsid="00eb8ad7"/>
    </style:style>
    <style:style style:name="T70" style:family="text">
      <style:text-properties officeooo:rsid="00ed1bcf"/>
    </style:style>
    <style:style style:name="T71" style:family="text">
      <style:text-properties officeooo:rsid="00f52500"/>
    </style:style>
    <style:style style:name="T72" style:family="text">
      <style:text-properties officeooo:rsid="00f5b7f1"/>
    </style:style>
    <style:style style:name="T73" style:family="text">
      <style:text-properties officeooo:rsid="00fd483a"/>
    </style:style>
    <style:style style:name="T74" style:family="text">
      <style:text-properties officeooo:rsid="01082bff"/>
    </style:style>
    <style:style style:name="T75" style:family="text">
      <style:text-properties officeooo:rsid="010a4db9"/>
    </style:style>
    <style:style style:name="T76" style:family="text">
      <style:text-properties officeooo:rsid="010b95f1"/>
    </style:style>
    <style:style style:name="T77" style:family="text">
      <style:text-properties officeooo:rsid="0113037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Elaborato per il corso di Basi di Dati</text:p>
      <text:p text:style-name="P37">A.A 2023/2024</text:p>
      <text:p text:style-name="P34"/>
      <text:p text:style-name="P34"/>
      <text:p text:style-name="P38">progetto di una base di dati per la gestione di una compagnia aerea</text:p>
      <text:p text:style-name="P38"/>
      <text:p text:style-name="P38"/>
      <text:p text:style-name="P62">Daniele Muffato</text:p>
      <text:p text:style-name="P36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3">Analisi dei requisiti</text:p>
            <text:p text:style-name="P68">Intervista</text:p>
            <text:p text:style-name="P69">Estrazione dei concetti principali</text:p>
          </table:table-cell>
          <table:table-cell table:style-name="Table1.A1" office:value-type="string">
            <text:p text:style-name="P64"/>
            <text:p text:style-name="P68">3</text:p>
            <text:p text:style-name="P69">4</text:p>
          </table:table-cell>
        </table:table-row>
        <table:table-row table:style-name="Table1.1">
          <table:table-cell table:style-name="Table1.A2" office:value-type="string">
            <text:p text:style-name="P63">Progettazione concettuale</text:p>
            <text:p text:style-name="P70">schema scheletro</text:p>
            <text:p text:style-name="P70">schema finale</text:p>
          </table:table-cell>
          <table:table-cell table:style-name="Table1.A2" office:value-type="string">
            <text:p text:style-name="P66"/>
            <text:p text:style-name="P71">6</text:p>
            <text:p text:style-name="P71"/>
          </table:table-cell>
        </table:table-row>
        <table:table-row table:style-name="Table1.1">
          <table:table-cell table:style-name="Table1.A2" office:value-type="string">
            <text:p text:style-name="P63">Progettazione logica</text:p>
            <text:p text:style-name="P67"/>
          </table:table-cell>
          <table:table-cell table:style-name="Table1.B3">
            <text:p text:style-name="P66"/>
          </table:table-cell>
        </table:table-row>
        <table:table-row table:style-name="Table1.1">
          <table:table-cell table:style-name="Table1.A2" office:value-type="string">
            <text:p text:style-name="P63">Progettazione dell’applicazione</text:p>
            <text:p text:style-name="P65"/>
          </table:table-cell>
          <table:table-cell table:style-name="Table1.B3">
            <text:p text:style-name="P66"/>
          </table:table-cell>
        </table:table-row>
      </table:table>
      <text:p text:style-name="P2"/>
      <text:p text:style-name="P43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39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 e di memorizzare l’orario di partenza e di arrivo effettivi.</text:span></text:p>
      <text:p text:style-name="P15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6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6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7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3">e </text:span><text:span text:style-name="T19">la data in cui sono stati assunt</text:span><text:span text:style-name="T73">i</text:span><text:span text:style-name="T15">.</text:span></text:p>
      <text:p text:style-name="P18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19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56">aeroporti di partenza e destinazione con codice IATA, città e stato, </text:span><text:span text:style-name="T24"><text:s/>classe e posto a sedere scelti, o assegnati </text:span><text:span text:style-name="T55">e prezzo complessivo</text:span><text:span text:style-name="T24">.</text:span></text:p>
      <text:p text:style-name="P10"/>
      <text:p text:style-name="P40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6">Termine</text:p>
          </table:table-cell>
          <table:table-cell table:style-name="Table2.A1" office:value-type="string">
            <text:p text:style-name="P46">Descrizione</text:p>
          </table:table-cell>
          <table:table-cell table:style-name="Table2.C1" office:value-type="string">
            <text:p text:style-name="P46">Sinonimi</text:p>
          </table:table-cell>
        </table:table-row>
        <table:table-row>
          <table:table-cell table:style-name="Table2.A2" office:value-type="string">
            <text:p text:style-name="P47"><text:span text:style-name="T33">V</text:span>olo</text:p>
          </table:table-cell>
          <table:table-cell table:style-name="Table2.A2" office:value-type="string">
            <text:p text:style-name="P48">Un singolo viaggio di un aeroplano tra un aeroporto di partenza e di destinazione.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49">Aeroporto</text:p>
          </table:table-cell>
          <table:table-cell table:style-name="Table2.A2" office:value-type="string">
            <text:p text:style-name="P49">Luogo di partenza o destinazione degli aeroplani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50">Aeroplano</text:p>
          </table:table-cell>
          <table:table-cell table:style-name="Table2.A2" office:value-type="string">
            <text:p text:style-name="P50">Mezzo utilizzato per effettuare i voli</text:p>
          </table:table-cell>
          <table:table-cell table:style-name="Table2.C2" office:value-type="string">
            <text:p text:style-name="P51">Velivolo</text:p>
            <text:p text:style-name="P52">Mezzo</text:p>
          </table:table-cell>
        </table:table-row>
        <table:table-row>
          <table:table-cell table:style-name="Table2.A2" office:value-type="string">
            <text:p text:style-name="P53">Produttore</text:p>
          </table:table-cell>
          <table:table-cell table:style-name="Table2.A2" office:value-type="string">
            <text:p text:style-name="P53">Compagnia che assembla gli aeroplani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54">Sedili</text:p>
          </table:table-cell>
          <table:table-cell table:style-name="Table2.A2" office:value-type="string">
            <text:p text:style-name="P54">Posti a sedere per i passeggeri <text:span text:style-name="T34">dei voli</text:span></text:p>
          </table:table-cell>
          <table:table-cell table:style-name="Table2.C2" office:value-type="string">
            <text:p text:style-name="P54">Posti a sedere</text:p>
          </table:table-cell>
        </table:table-row>
        <table:table-row>
          <table:table-cell table:style-name="Table2.A2" office:value-type="string">
            <text:p text:style-name="P55">Classi</text:p>
          </table:table-cell>
          <table:table-cell table:style-name="Table2.A2" office:value-type="string">
            <text:p text:style-name="P55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56">Personale di bordo</text:p>
          </table:table-cell>
          <table:table-cell table:style-name="Table2.A2" office:value-type="string">
            <text:p text:style-name="P56">Dipendenti della compagnia aerea che lavorano nell’aeroplano durante i voli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57">Passeggeri</text:p>
          </table:table-cell>
          <table:table-cell table:style-name="Table2.A2" office:value-type="string">
            <text:p text:style-name="P57">Persone che comprano un biglietto per poter fare parte di un volo</text:p>
          </table:table-cell>
          <table:table-cell table:style-name="Table2.C2" office:value-type="string">
            <text:p text:style-name="P58">Clienti</text:p>
          </table:table-cell>
        </table:table-row>
        <table:table-row>
          <table:table-cell table:style-name="Table2.A2" office:value-type="string">
            <text:p text:style-name="P59">Biglietto</text:p>
          </table:table-cell>
          <table:table-cell table:style-name="Table2.A2" office:value-type="string">
            <text:p text:style-name="P60">Documento che permette ai clienti di prenotare un volo</text:p>
          </table:table-cell>
          <table:table-cell table:style-name="Table2.C2" office:value-type="string">
            <text:p text:style-name="P45"/>
          </table:table-cell>
        </table:table-row>
        <table:table-row>
          <table:table-cell table:style-name="Table2.A2" office:value-type="string">
            <text:p text:style-name="P61">Codice ICAO</text:p>
          </table:table-cell>
          <table:table-cell table:style-name="Table2.A2" office:value-type="string">
            <text:p text:style-name="P61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61">Codice IATA</text:p>
          </table:table-cell>
        </table:table-row>
      </table:table>
      <text:p text:style-name="P14"/>
      <text:p text:style-name="P26">Segue un testo che riassum<text:span text:style-name="T74">e</text:span> i concetti, <text:span text:style-name="T39">privo di </text:span><text:span text:style-name="T38">eventuali</text:span> ambiguità:</text:p>
      <text:p text:style-name="P20">Ogni <text:span text:style-name="T40">volo</text:span><text:span text:style-name="T43"> è identificato dall’aeroporto di partenza, dall’aeroporto di destinazione e dalla data e ora di partenza </text:span><text:span text:style-name="T50">e serve memorizzarne anche la data e ora di arrivo.</text:span></text:p>
      <text:p text:style-name="P21">Gli <text:span text:style-name="T40">aeroporti</text:span><text:span text:style-name="T43"> sono identificati univocamente da un codice ICAO e si vuole memorizzarne anche la città e lo stato in cui sono locati.</text:span></text:p>
      <text:p text:style-name="P22"><text:span text:style-name="T43">Ogni volo è effettuato da un </text:span><text:span text:style-name="T40">aeroplano</text:span><text:span text:style-name="T43">, che può essere in noleggio o posseduto dall</text:span><text:span text:style-name="T49">a</text:span><text:span text:style-name="T43"> compagnia. Inoltre gli aeroplani hanno un </text:span><text:span text:style-name="T44">produttore, e un nome del modello, univoco rispetto al produttore.</text:span></text:p>
      <text:p text:style-name="P23"><text:span text:style-name="T44">O</text:span><text:span text:style-name="T43">gni aeroplano è suddiviso in tre </text:span><text:span text:style-name="T40">classi</text:span><text:span text:style-name="T43">: economica, prima e business. </text:span><text:span text:style-name="T45">Il prezzo dei </text:span><text:span text:style-name="T41">sedili</text:span><text:span text:style-name="T45"> dipende dalla classe, e possono avere un sovrapprezzo se hanno maggiore spazio per le gambe. </text:span><text:span text:style-name="T46">Per ogni aeroplano dello stesso modello la configurazione dei sedili e la loro suddivisione in classi è identica.</text:span></text:p>
      <text:p text:style-name="P24"><text:span text:style-name="T43">Si vuole inoltre memorizzare il </text:span><text:span text:style-name="T40">personale di bordo</text:span><text:span text:style-name="T43">, con nome, cognome, codice fiscale, data di nascita, età, il loro ruolo (hostess, steward, comandante o primo ufficiale), la data in cui sono stati assunti.</text:span></text:p>
      <text:p text:style-name="P25"><text:span text:style-name="T43">Per i </text:span><text:span text:style-name="T40">passeggeri</text:span><text:span text:style-name="T43"> si vuole memorizzare nome, cognome, codice fiscale, l’email e la password con cui si sono iscritti all’applicativo, e la lista dei biglietti che hanno acquistato. </text:span></text:p>
      <text:p text:style-name="P25"><text:span text:style-name="T43">Infine i </text:span><text:span text:style-name="T40">biglietti</text:span><text:span text:style-name="T43"> devono riportare </text:span><text:span text:style-name="T47">i dati personali del passeggero, </text:span><text:span text:style-name="T51">il volo a cui si riferisce,</text:span><text:span text:style-name="T48"> classe e sedile, e prezzo complessivo.</text:span></text:p>
      <text:p text:style-name="P25"><text:span text:style-name="T48"/></text:p>
      <text:p text:style-name="P25"><text:span text:style-name="T48"/></text:p>
      <text:p text:style-name="P25"><text:span text:style-name="T48"/></text:p>
      <text:p text:style-name="P25"><text:span text:style-name="T48"/></text:p>
      <text:p text:style-name="P28"><text:soft-page-break/><text:span text:style-name="T57">Segue un </text:span><text:span text:style-name="T58">elenco delle principali operazioni richieste </text:span><text:span text:style-name="T59">per un amministratore di sistema</text:span><text:span text:style-name="T57">:</text:span></text:p>
      <text:p text:style-name="P14"><text:span text:style-name="T75">1.</text:span> <text:span text:style-name="T61">inserimento e cancellazione di voli</text:span></text:p>
      <text:p text:style-name="P14"><text:span text:style-name="T76">2</text:span><text:span text:style-name="T75">.</text:span> <text:span text:style-name="T65">aggiungere nuovo personale di bordo</text:span></text:p>
      <text:p text:style-name="P14"><text:span text:style-name="T76">3</text:span><text:span text:style-name="T75">.</text:span> <text:span text:style-name="T64">assegnare il personale di bordo ad uno specifico volo</text:span></text:p>
      <text:p text:style-name="P14"><text:span text:style-name="T76">4</text:span><text:span text:style-name="T75">.</text:span> <text:span text:style-name="T66">aggiungere nuovi aeroplani </text:span></text:p>
      <text:p text:style-name="P14"><text:span text:style-name="T76">5</text:span><text:span text:style-name="T75">.</text:span> <text:span text:style-name="T71">visualizzare il</text:span><text:span text:style-name="T62"> </text:span><text:span text:style-name="T63">profitto medio per una data tratta in un dato periodo</text:span></text:p>
      <text:p text:style-name="P14"><text:span text:style-name="T76">6</text:span><text:span text:style-name="T75">.</text:span> <text:span text:style-name="T72">visualizzare le</text:span><text:span text:style-name="T63"> tratte più trafficate in un dato periodo</text:span></text:p>
      <text:p text:style-name="P14"/>
      <text:p text:style-name="P27"><text:span text:style-name="T57">Segue un </text:span><text:span text:style-name="T58">elenco delle principali operazioni richieste </text:span><text:span text:style-name="T59">per </text:span><text:span text:style-name="T60">un passeggero</text:span><text:span text:style-name="T57">:</text:span></text:p>
      <text:p text:style-name="P14"><text:span text:style-name="T76">7</text:span><text:span text:style-name="T75">.</text:span> <text:span text:style-name="T64">iscriversi all’applicativo</text:span></text:p>
      <text:p text:style-name="P14"><text:span text:style-name="T76">8</text:span><text:span text:style-name="T75">.</text:span> <text:span text:style-name="T67">ricerca di un volo, specificando una tratta e una data, </text:span><text:span text:style-name="T68">e acquistare un biglietto </text:span><text:span text:style-name="T69">per tale volo</text:span></text:p>
      <text:p text:style-name="P14"><text:span text:style-name="T76">9</text:span><text:span text:style-name="T75">.</text:span> <text:span text:style-name="T70">visualizzare lista dei biglietti acquistati</text:span></text:p>
      <text:p text:style-name="P44">Progettazione concettuale</text:p>
      <text:p text:style-name="P8"/>
      <text:p text:style-name="P8"/>
      <text:p text:style-name="P41">Schema scheletro</text:p>
      <text:p text:style-name="P35"/>
      <text:p text:style-name="P29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3">aeroporto</text:span> tramite le due associazioni <text:span text:style-name="T42">destinazione</text:span><text:span text:style-name="T77"> e </text:span><text:span text:style-name="T42">partenza</text:span>. L’entità <text:span text:style-name="T40">aeroporto</text:span><text:span text:style-name="T43"> è invece identificata dal codice ICAO, e dal codice IATA, entrambi univoci, ma utilizzati in ambiti diversi.</text:span></text:p>
      <text:p text:style-name="P74"><draw:frame draw:style-name="fr2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0"/>
      <text:p text:style-name="P30">Gli <text:span text:style-name="T40">aeroplani</text:span><text:span text:style-name="T43"> sono suddivisi in </text:span><text:span text:style-name="T40">modelli</text:span><text:span text:style-name="T43">, il cui nome è univoco rispetto al </text:span><text:span text:style-name="T40">produttore</text:span><text:span text:style-name="T43">. Si sceglie inoltre di utilizzare un codice seriale unito al modello per l’identificatore degli aeroplani, mentre i modelli sono identificati dal nome e dal produttore. </text:span></text:p>
      <text:p text:style-name="P31"><draw:frame draw:style-name="fr2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2"><text:soft-page-break/>I <text:span text:style-name="T40">passeggeri</text:span> e il <text:span text:style-name="T40">personale di bordo</text:span><text:span text:style-name="T43"> hanno caratteristiche comuni (nome, cognome, codice fiscale), che vengono quindi raggruppate in nell’entità </text:span><text:span text:style-name="T40">persona</text:span><text:span text:style-name="T43">, e ciò viene rappresentato con una gerarchia. Inoltre il personale di bordo ha un </text:span><text:span text:style-name="T40">ruolo</text:span><text:span text:style-name="T43"> che viene espresso tramite la associazione </text:span><text:span text:style-name="T40">svolgere</text:span><text:span text:style-name="T43">. </text:span></text:p>
      <text:p text:style-name="P33">Nella rappresentazione scelta, si suppone che un personale di bordo non possa anche essere un passeggero, e che quindi non possa comprare biglietti per i voli.</text:p>
      <text:p text:style-name="P72"><draw:frame draw:style-name="fr1" draw:name="Image5" text:anchor-type="char" svg:width="6.9252in" svg:height="2.8319in" draw:z-index="3"><draw:image xlink:href="Pictures/100000000000030C0000013F7B1B3C2D.png" xlink:type="simple" xlink:show="embed" xlink:actuate="onLoad" draw:mime-type="image/png"/></draw:frame><text:span text:style-name="T48"/></text:p>
      <text:p text:style-name="P73"><text:span text:style-name="T43">Le </text:span><text:span text:style-name="T40">classi</text:span><text:span text:style-name="T43"> di servizio dipendono dal modello dell’aeroplano</text:span><text:span text:style-name="T52"> </text:span><text:span text:style-name="T53">e dall’analisi del dominio si evince che sono uguali in aeroplani dello stesso modello.</text:span></text:p>
      <text:p text:style-name="P76"><text:span text:style-name="T53">I </text:span><text:span text:style-name="T40">sedili</text:span><text:span text:style-name="T43"> sono identificati da un codice alfanumerico che rappresenta la fila e la colonna in cui sono locati (ad esempio 12A), e hanno stessa configurazione negli aeroplani dello stesso modello. </text:span><text:span text:style-name="T54">Inoltre i sedili possono avere un sovrapprezzo in base allo spazio per le gambe disponibile.</text:span></text:p>
      <text:p text:style-name="P73"><draw:frame draw:style-name="fr2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2"/></text:p>
      <text:p text:style-name="P73"><text:soft-page-break/><text:span text:style-name="T52"/></text:p>
      <text:p text:style-name="P73"><text:span text:style-name="T52"/></text:p>
      <text:p text:style-name="P73"><text:span text:style-name="T52"/></text:p>
      <text:p text:style-name="P73"><text:span text:style-name="T52"/></text:p>
      <text:p text:style-name="P73"><text:span text:style-name="T5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1T16:32:48.477906582</dc:date>
    <meta:editing-duration>P1DT21H30M15S</meta:editing-duration>
    <meta:editing-cycles>254</meta:editing-cycles>
    <meta:print-date>2024-03-23T15:55:12.632544733</meta:print-date>
    <meta:printed-by>PDF files</meta:printed-by>
    <meta:document-statistic meta:table-count="2" meta:image-count="4" meta:object-count="0" meta:page-count="8" meta:paragraph-count="87" meta:word-count="1167" meta:character-count="7635" meta:non-whitespace-character-count="6545"/>
  </office:meta>
</office:document-meta>
</file>